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8378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8378" officeooo:paragraph-rsid="000b8378"/>
    </style:style>
    <style:style style:name="P3" style:family="paragraph" style:parent-style-name="Text_20_body">
      <style:text-properties officeooo:paragraph-rsid="000b8378"/>
    </style:style>
    <style:style style:name="P4" style:family="paragraph" style:parent-style-name="Text_20_body">
      <style:text-properties style:text-underline-style="none" officeooo:paragraph-rsid="000b8378"/>
    </style:style>
    <style:style style:name="P5" style:family="paragraph" style:parent-style-name="Text_20_body">
      <style:paragraph-properties fo:line-height="100%"/>
      <style:text-properties style:text-underline-style="none" officeooo:paragraph-rsid="000b8378"/>
    </style:style>
    <style:style style:name="P6" style:family="paragraph" style:parent-style-name="Text_20_body">
      <style:text-properties style:text-underline-style="none" officeooo:rsid="00127b4c" officeooo:paragraph-rsid="00127b4c"/>
    </style:style>
    <style:style style:name="P7" style:family="paragraph" style:parent-style-name="Text_20_body">
      <style:text-properties style:text-underline-style="none" fo:font-weight="normal" officeooo:rsid="00136473" officeooo:paragraph-rsid="00136473" style:font-weight-asian="normal" style:font-weight-complex="normal"/>
    </style:style>
    <style:style style:name="P8" style:family="paragraph" style:parent-style-name="Text_20_body">
      <style:paragraph-properties fo:line-height="100%"/>
      <style:text-properties fo:font-style="italic" style:text-underline-style="none" officeooo:paragraph-rsid="000b8378" style:font-style-asian="italic" style:font-style-complex="italic"/>
    </style:style>
    <style:style style:name="P9" style:family="paragraph" style:parent-style-name="Text_20_body">
      <style:text-properties fo:font-style="italic" style:text-underline-style="none" officeooo:rsid="0012ee55" officeooo:paragraph-rsid="0012ee55" style:font-style-asian="italic" style:font-style-complex="italic"/>
    </style:style>
    <style:style style:name="P10" style:family="paragraph" style:parent-style-name="Text_20_body">
      <style:text-properties fo:font-style="italic" officeooo:paragraph-rsid="000b8378" style:font-style-asian="italic" style:font-style-complex="italic"/>
    </style:style>
    <style:style style:name="P11" style:family="paragraph" style:parent-style-name="Text_20_body">
      <style:text-properties fo:font-style="italic" officeooo:rsid="0012ee55" officeooo:paragraph-rsid="0012ee55" style:font-style-asian="italic" style:font-style-complex="italic"/>
    </style:style>
    <style:style style:name="P12" style:family="paragraph" style:parent-style-name="Text_20_body">
      <style:paragraph-properties fo:line-height="100%"/>
      <style:text-properties fo:font-style="normal" style:text-underline-style="none" officeooo:paragraph-rsid="000b8378" style:font-style-asian="normal" style:font-style-complex="normal"/>
    </style:style>
    <style:style style:name="P13" style:family="paragraph" style:parent-style-name="Text_20_body">
      <style:text-properties officeooo:rsid="00136473" officeooo:paragraph-rsid="00136473"/>
    </style:style>
    <style:style style:name="P14" style:family="paragraph" style:parent-style-name="Text_20_body">
      <style:text-properties officeooo:paragraph-rsid="00136473"/>
    </style:style>
    <style:style style:name="T1" style:family="text">
      <style:text-properties officeooo:rsid="000b8378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136473" style:font-weight-asian="normal" style:font-weight-complex="normal"/>
    </style:style>
    <style:style style:name="T4" style:family="text">
      <style:text-properties style:text-underline-style="none" officeooo:rsid="000b8378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36473" style:font-weight-asian="bold" style:font-weight-complex="bold"/>
    </style:style>
    <style:style style:name="T7" style:family="text">
      <style:text-properties style:text-underline-style="none" officeooo:rsid="0012ee5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7b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itoring system documentation</text:p>
      <text:p text:style-name="P2"/>
      <text:p text:style-name="Standard"><text:span text:style-name="T2"/></text:p>
      <text:p text:style-name="Standard"><text:span text:style-name="T2">Our system communicate through ros2, so simpler way to monitor the system is to listen to topics and services. </text:span><text:span text:style-name="T4">We therefore implement a monitoring node so the users can access information that are store in the software when using the UI. </text:span></text:p>
      <text:h text:style-name="P1" text:outline-level="2"><text:span text:style-name="T1">Read by command line</text:span></text:h>
      <text:p text:style-name="P5">For the topic, you can run the following command to see the list of all the available topic to listen: </text:p>
      <text:p text:style-name="P8">ros2 topic list</text:p>
      <text:p text:style-name="P5"><text:span text:style-name="T1">you should see the following topic available:</text:span></text:p>
      <text:p text:style-name="P5">then select the name of the topic you want to listen and run: </text:p>
      <text:p text:style-name="P5"><text:span text:style-name="T8">ros2 topic echo &lt;topic_name&gt;</text:span></text:p>
      <text:p text:style-name="P5">you should see all the information passing through this topic <text:span text:style-name="T1">in the terminal:</text:span></text:p>
      <text:p text:style-name="P5">For service, you can also run the following command to see the list of all the available service to call <text:span text:style-name="T1">and the necessary call arguments type</text:span>: </text:p>
      <text:p text:style-name="P8">ros2 service list</text:p>
      <text:p text:style-name="P8">ros2 service type &lt;service_name&gt; </text:p>
      <text:p text:style-name="P12">you should see all the information passing through this topic <text:span text:style-name="T1">in the terminal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then select the name of service you want to call and run:</text:p>
      <text:p text:style-name="P8">ros2 service call &lt;service_name&gt; &lt;service_type&gt; &lt;request_data&gt;</text:p>
      <text:p text:style-name="P12">you should see all the information passing through this topic <text:span text:style-name="T1">in the terminal:</text:span></text:p>
      <text:p text:style-name="P6">TO DO when running UI</text:p>
      <text:h text:style-name="Heading_20_3" text:outline-level="3">Example of monitoring command in console line </text:h>
      <text:p text:style-name="P3"/>
      <text:p text:style-name="P4"><text:span text:style-name="T10">Camera and connectics</text:span></text:p>
      <text:p text:style-name="P7">camera name and IP adress information </text:p>
      <text:p text:style-name="P3"><text:span text:style-name="T9">ros2 service call /monitoring/single_monitoring/camera_information <text:s/>vision_interfaces/CamerasInformation {}</text:span></text:p>
      <text:p text:style-name="P3"><text:span text:style-name="T5">Detected points from a specific camera when in detection mode </text:span></text:p>
      <text:p text:style-name="P7">positions of marker/ tool tip type to use / tv regions type (top,left,down, up)/ <text:s/>tv side view type (front/back)</text:p>
      <text:p text:style-name="P3"><text:span text:style-name="T9">ros2 service call /monitoring/single_monitoring/detected_points_information vision_interfaces/DetectedPointsInformation {}</text:span></text:p>
      <text:p text:style-name="P14"><text:span text:style-name="T5">Sequence details of tested points in the main controller window</text:span></text:p>
      <text:p text:style-name="P14"><text:span text:style-name="T3">positions of marker/ tool tip type to use / tv regions type (top,left,down, up)/ <text:s/>tv side view type (front/back)</text:span><text:span text:style-name="T6">/ </text:span><text:span text:style-name="T3">status (start, pending, finish / failure) </text:span></text:p>
      <text:p text:style-name="P3"><text:span text:style-name="T9">ros2 service call /monitoring/single_monitoring/sequence_points_information vision_interfaces/SequencePointsInformation {}</text:span></text:p>
      <text:h text:style-name="Heading_20_2" text:outline-level="2">Template code for used service in code </text:h>
      <text:p text:style-name="P3"><text:span text:style-name="T4">We provide template code t</text:span><text:span text:style-name="T2">o read </text:span><text:span text:style-name="T4">this</text:span><text:span text:style-name="T2"> data </text:span><text:span text:style-name="T4">in a ros node. They are in the examples folder. </text:span></text:p>
      <text:p text:style-name="P13"><text:span text:style-name="T4">T</text:span><text:span text:style-name="T2">he file is name monitoring_examples.py</text:span></text:p>
      <text:p text:style-name="P3"><text:span text:style-name="T4">Structure explanation of the template code: </text:span></text:p>
      <text:p text:style-name="P3"><text:span text:style-name="T4">A ros2 node class which can be build and run with the command: </text:span></text:p>
      <text:p text:style-name="P10"><text:span text:style-name="T4">colcon build --packages-select </text:span><text:span text:style-name="T7">monitoring_examples</text:span></text:p>
      <text:p text:style-name="P11"><text:span text:style-name="T2">source install/setup.bash</text:span></text:p>
      <text:p text:style-name="P9"><text:soft-page-break/>ros2 run examples monitoring_examples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text-underline-style="solid" style:text-underline-width="auto" style:text-underline-color="font-color" officeooo:rsid="000b8378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8:09:22.914892766</meta:creation-date>
    <dc:date>2024-06-19T10:57:16.868259252</dc:date>
    <meta:editing-duration>PT22M11S</meta:editing-duration>
    <meta:editing-cycles>1</meta:editing-cycles>
    <meta:document-statistic meta:table-count="0" meta:image-count="0" meta:object-count="0" meta:page-count="3" meta:paragraph-count="35" meta:word-count="348" meta:character-count="2347" meta:non-whitespace-character-count="2019"/>
    <meta:generator>LibreOffice/7.3.7.2$Linux_X86_64 LibreOffice_project/30$Build-2</meta:generator>
  </office:meta>
</office:document-meta>
</file>